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officeooo:paragraph-rsid="0018846c" style:language-asian="zxx" style:country-asian="none"/>
    </style:style>
    <style:style style:name="P3" style:family="paragraph" style:parent-style-name="Header">
      <style:paragraph-properties style:snap-to-layout-grid="false"/>
      <style:text-properties officeooo:paragraph-rsid="0018846c"/>
    </style:style>
    <style:style style:name="P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b1f7b"/>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paragraph-rsid="0018846c" style:font-size-asian="16pt" style:font-weight-asian="bold" style:font-size-complex="16pt" style:font-weight-complex="bold"/>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rsid="0018846c" officeooo:paragraph-rsid="0018846c" style:font-size-asian="16pt" style:font-weight-asian="bold" style:font-size-complex="16pt" style:font-weight-complex="bold"/>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officeooo:paragraph-rsid="0018846c" style:font-size-asian="14pt" style:font-weight-asian="bold" style:font-size-complex="14pt" style:font-weight-complex="bold"/>
    </style:style>
    <style:style style:name="P8" style:family="paragraph" style:parent-style-name="List_20_Contents">
      <style:paragraph-properties fo:margin-top="0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top="0cm" fo:margin-bottom="0.499cm" loext:contextual-spacing="false"/>
    </style:style>
    <style:style style:name="P10" style:family="paragraph" style:parent-style-name="List_20_Contents">
      <style:paragraph-properties fo:margin-top="0cm" fo:margin-bottom="0.499cm" loext:contextual-spacing="false"/>
      <style:text-properties fo:language="en" fo:country="US" style:language-complex="ar" style:country-complex="SA"/>
    </style:style>
    <style:style style:name="P11"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2" style:family="paragraph" style:parent-style-name="List_20_Contents">
      <style:text-properties style:font-name="Times New Roman"/>
    </style:style>
    <style:style style:name="P13"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4" style:family="paragraph" style:parent-style-name="List_20_Contents">
      <style:text-properties style:use-window-font-color="true" style:font-name="Times New Roman" fo:font-size="12pt" officeooo:rsid="0009cf4f" officeooo:paragraph-rsid="0009cf4f" style:font-name-asian="TimesNewRomanPSMT" style:font-size-asian="12pt" style:font-name-complex="TimesNewRomanPSMT" style:font-size-complex="12pt"/>
    </style:style>
    <style:style style:name="P15" style:family="paragraph" style:parent-style-name="List_20_Contents">
      <style:text-properties officeooo:paragraph-rsid="0007d554"/>
    </style:style>
    <style:style style:name="P16" style:family="paragraph" style:parent-style-name="List_20_Contents">
      <style:text-properties officeooo:rsid="0009cf4f" officeooo:paragraph-rsid="0009cf4f"/>
    </style:style>
    <style:style style:name="P17" style:family="paragraph" style:parent-style-name="List_20_Contents">
      <style:paragraph-properties fo:margin-left="0cm" fo:margin-right="0cm" fo:text-indent="0cm" style:auto-text-indent="false"/>
    </style:style>
    <style:style style:name="P1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9" style:family="paragraph" style:parent-style-name="List_20_Contents">
      <style:paragraph-properties fo:margin-left="0cm" fo:margin-right="0cm" fo:text-indent="0cm" style:auto-text-indent="false" fo:break-before="page"/>
    </style:style>
    <style:style style:name="P20"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Heading_20_1">
      <style:text-properties fo:language="en" fo:country="US" style:language-complex="ar" style:country-complex="SA"/>
    </style:style>
    <style:style style:name="P23" style:family="paragraph" style:parent-style-name="Heading_20_1" style:master-page-name="First_20_Page">
      <style:paragraph-properties style:page-number="auto"/>
    </style:style>
    <style:style style:name="P24" style:family="paragraph" style:parent-style-name="Header">
      <style:text-properties officeooo:rsid="0018846c" officeooo:paragraph-rsid="0018846c"/>
    </style:style>
    <style:style style:name="T1" style:family="text">
      <style:text-properties fo:font-size="8pt" style:font-size-asian="8pt" style:font-size-complex="8pt"/>
    </style:style>
    <style:style style:name="T2" style:family="text">
      <style:text-properties fo:font-size="8pt" officeooo:rsid="0004fbe1"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font-size-complex="8pt"/>
    </style:style>
    <style:style style:name="T5" style:family="text">
      <style:text-properties style:use-window-font-color="true" fo:font-size="12pt" style:font-name-asian="Helvetica" style:font-size-asian="12pt" style:font-name-complex="Helvetica" style:font-size-complex="12pt"/>
    </style:style>
    <style:style style:name="T6" style:family="text">
      <style:text-properties style:use-window-font-color="true" fo:font-size="12pt" officeooo:rsid="0009cf4f" style:font-name-asian="Helvetica" style:font-size-asian="12pt" style:font-name-complex="Helvetica" style:font-size-complex="12pt"/>
    </style:style>
    <style:style style:name="T7"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8" style:family="text">
      <style:text-properties style:use-window-font-color="true" style:font-name="Times New Roman" fo:font-size="12pt" style:font-name-asian="TimesNewRomanPSMT" style:font-size-asian="12pt" style:font-name-complex="TimesNewRomanPSM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09cf4f" style:font-name-asian="Times New Roman" style:font-size-asian="12pt" style:font-name-complex="Times New Roman"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officeooo:rsid="000916f7"/>
    </style:style>
    <style:style style:name="T13" style:family="text">
      <style:text-properties officeooo:rsid="0009cf4f"/>
    </style:style>
    <style:style style:name="T14" style:family="text">
      <style:text-properties officeooo:rsid="000ba6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11">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7">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P15">An Alias is a unique identifier associated to a Node to be used, temporarily during a session,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ext:span text:style-name="T12">Transport</text:span>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text:s/>contain one or more Nodes. <text:s/></text:p>
      <text:p text:style-name="List_20_Heading">Blue/Gold</text:p>
      <text:p text:style-name="P16">An example of a simple button-based system to allow teaching of Event IDs from one node to another. <text:s/></text:p>
      <text:p text:style-name="List_20_Heading">Bridge</text:p>
      <text:p text:style-name="P13">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BUS</text:p>
      <text:p text:style-name="P14">A universal layout control system from MERG, based on CAN using 11-bit headers at 125 kbps. <text:s/></text:p>
      <text:p text:style-name="List_20_Heading">CDI</text:p>
      <text:p text:style-name="List_20_Contents">“Configuration <text:span text:style-name="T12">Description</text:span> Information”, the information provided by a node so that other nodes can understand what the configuration information in the first node includes, how it's organized and how to present it to a user in a Configuration Tool. <text:s/><text:span text:style-name="T12">See the Configuration Description Information documents. <text:s text:c="2"/></text:span></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9">of the</text:span> user. <text:s/>An example is JMRI DecoderPro, <text:span text:style-name="T12">see http://www.jmri.org</text:span>.</text:p>
      <text:p text:style-name="List_20_Heading"><text:soft-page-break/>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sends long messages between specific nodes, at some cost in efficiency. Sending a datagram can take multiple messages on limited transports, such as CAN.</text:p>
      <text:p text:style-name="P17">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11">“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2">This protocol uses PCER (Producer-Consumer Event Report) messages to propagate Event IDs<text:span text:style-name="T5"> from source nodes to multiple destination nodes. These messages are typically used to announce that something of interest has happened on the layout, and consequently a change in </text:span><text:span text:style-name="T7">the</text:span><text:span text:style-name="T5"> layout's state, so that controlled devices can respond. The protocol also includes inquiry and response messages for examining configuration and status. <text:s/></text:span><text:span text:style-name="T6">See Event Transport S&amp;TN. <text:s/></text:span></text:p>
      <text:p text:style-name="List_20_Heading">Event ID (EID)</text:p>
      <text:p text:style-name="P9">The 64-bit unsigned number that identifies a specific event. OpenLCB event IDs must be globally unique. NB: Events are <text:span text:style-name="T11">not</text:span> associated with any particular node. <text:s/>It may be convenient to use, for example, <text:s/>Node ID as a way of numbering them uniquely, but Node IDs and Event IDs are <text:span text:style-name="T13">not </text:span>directly <text:s/>related. </text:p>
      <text:p text:style-name="List_20_Heading">Gateway</text:p>
      <text:p text:style-name="List_20_Contents">A <text:span text:style-name="T8">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7">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 <text:s/><text:span text:style-name="T13">These are documented in the relevant Standard and Technical Note. <text:s/></text:span></text:p>
      <text:p text:style-name="List_20_Heading">MERG</text:p>
      <text:p text:style-name="P16">Model Electronic Railway Group, http://merg.org.uk</text:p>
      <text:p text:style-name="List_20_Heading"><text:soft-page-break/>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9">has</text:span> occurred, so that the corresponding consumers of that Event are notified. <text:span text:style-name="T13">The PCER is documented in the Event Transport documents. <text:s/></text:span></text:p>
      <text:p text:style-name="List_20_Heading">Repeater</text:p>
      <text:p text:style-name="P11">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3">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1">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text:span text:style-name="T14">one connection to an</text:span> OpenLCB network. A simple node doesn't initiate complex communications with <text:span text:style-name="T9">other nodes, but may be the target of complex interactions, for example when it is being configured. <text:s/></text:span><text:span text:style-name="T10">This is documented in the Message Network S&amp;TN. <text:s/></text:span></text:p>
      <text:p text:style-name="List_20_Heading"><text:soft-page-break/>Stream</text:p>
      <text:p text:style-name="List_20_Contents">Streams are a method of moving a large number of bytes, or an a-priori unknown number of bytes, from a source node to a destination node. The streaming protocol defines a way to do this in OpenLCB.</text:p>
      <text:p text:style-name="P17">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 <text:s/><text:span text:style-name="T13">This is documented in </text:span><text:span text:style-name="T10">the</text:span><text:span text:style-name="T13"> Stream Transport S&amp;TN. <text:s text:c="2"/></text:span></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s/><text:span text:style-name="T13">These are documented in the Event Identifiers S&amp;TN. </text:span></text:p>
      <text:p text:style-name="List_20_Heading">Wire protocol</text:p>
      <text:p text:style-name="P10">The version of the OpenLCB common messages, interactions, etc. adapted to a particular transport mechanism. Examples are the wire protocols for CAN bus segments and TCP/IP links. </text:p>
      <text:h text:style-name="P22"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8">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Short form for “OpenLCB as implemented on a CAN link”. For example, “OpenLCB-CAN message” refers to an OpenLCB message formatted for transmission over a CAN link.</text:p>
      <text:p text:style-name="P20">Segment</text:p>
      <text:p text:style-name="List_20_Contents">See general definition. <text:s/>Note that nodes on a single CAN segment share CAN arbitration and a set of aliases. <text:s text:c="2"/></text:p>
      <text:p text:style-name="P17"/>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text:tab/>1</text:p>
          <text:p text:style-name="P21"><text:s/>2 Key Terms<text:tab/>1</text:p>
          <text:p text:style-name="P21"><text:s/>3 General Glossary<text:tab/>1</text:p>
          <text:p text:style-name="P21"><text:s/>4 CAN Glossary<text:tab/>5</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cm" loext:contextual-spacing="false"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1cm" style:rel-column-width="34409*"/>
    </style:style>
    <style:style style:name="Table1.B" style:family="table-column">
      <style:table-column-properties style:column-width="0.092cm" style:rel-column-width="375*"/>
    </style:style>
    <style:style style:name="Table1.C" style:family="table-column">
      <style:table-column-properties style:column-width="4.662cm" style:rel-column-width="19073*"/>
    </style:style>
    <style:style style:name="Table1.D" style:family="table-column">
      <style:table-column-properties style:column-width="2.854cm" style:rel-column-width="1167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b1f7b"/>
    </style:style>
    <style:style style:name="MP3" style:family="paragraph" style:parent-style-name="Header">
      <style:text-properties fo:language="zxx" fo:country="none" officeooo:paragraph-rsid="0018846c" style:language-asian="zxx" style:country-asian="none"/>
    </style:style>
    <style:style style:name="MP4" style:family="paragraph" style:parent-style-name="Header">
      <style:paragraph-properties style:snap-to-layout-grid="false"/>
      <style:text-properties officeooo:paragraph-rsid="0018846c"/>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paragraph-rsid="0018846c"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rsid="0018846c" officeooo:paragraph-rsid="0018846c"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officeooo:paragraph-rsid="0018846c" style:font-size-asian="14pt" style:font-weight-asian="bold" style:font-size-complex="14pt" style:font-weight-complex="bold"/>
    </style:style>
    <style:style style:name="MP8" style:family="paragraph" style:parent-style-name="Header">
      <style:text-properties officeooo:rsid="0018846c" officeooo:paragraph-rsid="0018846c"/>
    </style:style>
    <style:style style:name="MT1" style:family="text">
      <style:text-properties fo:font-size="8pt" officeooo:rsid="0016888d" style:font-size-asian="8pt" style:font-size-complex="8pt"/>
    </style:style>
    <style:style style:name="MT2" style:family="text">
      <style:text-properties fo:font-size="8pt" officeooo:rsid="0004fbe1"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Glossary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cm" svg:y="0.092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Glossary</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MP8"/>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Glossary Technical Note</dc:title>
    <meta:initial-creator>Alex Shepherd</meta:initial-creator>
    <meta:creation-date>2009-01-22T07:11:27</meta:creation-date>
    <meta:editing-cycles>134</meta:editing-cycles>
    <meta:editing-duration>P1DT10H46M39S</meta:editing-duration>
    <meta:generator>LibreOffice/5.2.3.3$MacOSX_X86_64 LibreOffice_project/d54a8868f08a7b39642414cf2c8ef2f228f780cf</meta:generator>
    <dc:date>2021-04-30T21:03:19.257244570</dc:date>
    <meta:keyword>OpenLCB glossary definitions</meta:keyword>
    <dc:subject>Glossary</dc:subject>
    <meta:document-statistic meta:table-count="1" meta:image-count="1" meta:object-count="0" meta:page-count="6" meta:paragraph-count="107" meta:word-count="2303" meta:character-count="14178" meta:non-whitespace-character-count="11893"/>
    <meta:user-defined meta:name="OLCBdate">Apr 25, 2021</meta:user-defined>
    <meta:user-defined meta:name="OLCBstatus">Adopted</meta:user-defined>
    <meta:user-defined meta:name="OLCByear">2021</meta:user-defined>
  </office:meta>
</office:document-meta>
</file>